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 Engine Management Malfunction Light</text:p>
      <text:p text:style-name="Standard"/>
      <text:p text:style-name="P4">Triumph 800XC</text:p>
      <text:p text:style-name="Standard"><text:span text:style-name="T2">VIN</text:span>: SMTTRE06B8E622267</text:p>
      <text:p text:style-name="Standard"><text:span text:style-name="T2">Engine</text:span>: B623616</text:p>
      <text:p text:style-name="Standard"/>
      <text:p text:style-name="Standard">On 1 February 2014, 3 hours into a ride, was traversing a slightly inclined gravel road in third gear at approximately 90kph under throttle when two lights simultaneously illuminated:</text:p>
      <text:p text:style-name="Standard"/>
      <text:list xml:id="list1679077001" text:style-name="L1">
        <text:list-item>
          <text:p text:style-name="P5">Engine Management Malfunction Light</text:p>
        </text:list-item>
        <text:list-item>
          <text:p text:style-name="P5">ABS Warning Light</text:p>
        </text:list-item>
      </text:list>
      <text:p text:style-name="Standard"/>
      <text:p text:style-name="Standard">Immediately the ABS stopped working to both wheels as I could lock them under brakes. I then turned off the ignition and restarted the engine. The ABS Warning Light came on and was flashing (unlike earlier when it was permanently on) and the Engine Management Malfunction Light also remained on. I then reached about 40kph and tested the brakes and the ABS was not working at all to either wheel.</text:p>
      <text:p text:style-name="Standard"/>
      <text:p text:style-name="Standard">After a couple of minutes, the ABS warning light turned off and the ABS started working again. The Engine Management Malfunction Light did not turn off. After several engine/ignition restarts, the Engine Management Malfunction Light continues to stay permanently on.</text:p>
      <text:p text:style-name="Standard"/>
      <text:p text:style-name="Standard">I stopped the bike for a road-side inspection and noticed that the main wiring loom appeared trapped under the front of the fuel tank against what appears to be a regulator. Since I was not the last person to reinstall the fuel tank and I was not certain that this wiring loom is the cause of the warning lights, I left it be.</text:p>
      <text:p text:style-name="Standard"/>
      <text:p text:style-name="Standard">I then rode home for approximately 60km and without any further incid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style style:name="MT2" style:family="text">
      <style:text-properties style:text-underline-style="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61 Aldea Circuit<text:tab/>Tony Morris<text:tab/>p: 0408711099</text:p>
        <text:p text:style-name="MP1">Bracken Ridge Q 4017<text:tab/><text:tab/>e: <text:a xlink:type="simple" xlink:href="mailto:tmorris@tmorris.net">tmorris@tmorris.net</text:a></text:p>
        <text:p text:style-name="MP1"><text:tab/><text:tab/>w: <text:a xlink:type="simple" xlink:href="http://tmorris.net/">http://tmorris.net/</text:a></text:p>
        <text:p text:style-name="MP2"/>
        <text:p text:style-name="MP3"><text:date style:data-style-name="N76" text:date-value="2014-02-01T16:57:34" text:fixed="true">1 February 2014</text:date></text:p>
      </style:header>
      <style:footer>
        <text:p text:style-name="MP1"><text:span text:style-name="MT2"><text:tab/>Page </text:span><text:span text:style-name="MT2"><text:page-number text:select-page="current">1</text:page-number></text:span><text:span text:style-name="MT2"> of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6:57:34</meta:creation-date>
    <meta:editing-duration>P0D</meta:editing-duration>
    <meta:editing-cycles>2</meta:editing-cycles>
    <meta:generator>LibreOffice/3.5$Linux_X86_64 LibreOffice_project/350m1$Build-2</meta:generator>
    <meta:initial-creator>Tony Morris</meta:initial-creator>
    <dc:date>2014-02-01T17:05:05</dc:date>
    <dc:creator>Tony Morris</dc:creator>
    <meta:document-statistic meta:table-count="0" meta:image-count="0" meta:object-count="0" meta:page-count="1" meta:paragraph-count="16" meta:word-count="256" meta:character-count="1526" meta:non-whitespace-character-count="1284"/>
  </office:meta>
</office:document-meta>
</file>